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text-properties style:font-name="David" style:font-name-complex="David1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6" style:family="paragraph" style:parent-style-name="Standard">
      <style:paragraph-properties fo:text-align="center" style:justify-single-word="false"/>
      <style:text-properties style:font-name="David" fo:font-size="14pt" style:font-size-asian="14pt" style:font-name-complex="David1" style:font-size-complex="14pt"/>
    </style:style>
    <style:style style:name="P7" style:family="paragraph" style:parent-style-name="Standard">
      <style:paragraph-properties>
        <style:tab-stops>
          <style:tab-stop style:position="3.5972in"/>
        </style:tab-stops>
      </style:paragraph-properties>
      <style:text-properties fo:color="#000000"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fo:font-size="12pt" style:font-size-asian="12pt" style:font-name-complex="David1" style:font-size-complex="12pt"/>
    </style:style>
    <style:style style:name="P9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fo:font-size="12pt" style:font-size-asian="12pt" style:font-name-complex="David1" style:font-size-complex="12pt"/>
    </style:style>
    <style:style style:name="P10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1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2" style:family="paragraph" style:parent-style-name="Standard">
      <style:paragraph-properties fo:margin-top="0in" fo:margin-bottom="0.111in" loext:contextual-spacing="false" fo:text-align="end" style:justify-single-word="false" style:writing-mode="rl-tb">
        <style:tab-stops>
          <style:tab-stop style:position="3.5972in"/>
        </style:tab-stops>
      </style:paragraph-properties>
    </style:style>
    <style:style style:name="P13" style:family="paragraph" style:parent-style-name="Standard" style:master-page-name="Standard">
      <style:paragraph-properties style:page-number="auto"/>
      <style:text-properties style:font-name="David" fo:font-size="14pt" style:font-size-asian="14pt" style:font-name-complex="David1" style:font-size-complex="14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fo:font-size="12pt" officeooo:paragraph-rsid="001b2024" style:font-size-asian="12pt" style:font-name-complex="David1" style:font-size-complex="12pt"/>
    </style:style>
    <style:style style:name="T1" style:family="text">
      <style:text-properties style:font-name="David" style:font-name-complex="David1"/>
    </style:style>
    <style:style style:name="T2" style:family="text">
      <style:text-properties fo:color="#000000" style:font-name="David" style:font-name-complex="David1"/>
    </style:style>
    <style:style style:name="T3" style:family="text">
      <style:text-properties fo:color="#000000" style:font-name="David" officeooo:rsid="001533ce" style:font-name-complex="David1"/>
    </style:style>
    <style:style style:name="T4" style:family="text">
      <style:text-properties fo:color="#000000" style:font-name="David" officeooo:rsid="001a0e57" style:font-name-complex="David1"/>
    </style:style>
    <style:style style:name="T5" style:family="text">
      <style:text-properties officeooo:rsid="0018aa99"/>
    </style:style>
    <style:style style:name="T6" style:family="text">
      <style:text-properties officeooo:rsid="001f9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>אוניברסיטת בן גוריון בנגב</text:p>
      <text:p text:style-name="P6">הפקולטה למדעי ההנדסה</text:p>
      <text:p text:style-name="P6">המחלקה להנדסת חשמל ומחשבים</text:p>
      <text:p text:style-name="P3"/>
      <text:p text:style-name="P3"/>
      <text:p text:style-name="P2"/>
      <text:p text:style-name="P14">האצת דימות תהודה מגנטית באמצעות רשת<text:span text:style-name="T6">ות</text:span> נוירונים <text:span text:style-name="T5">יוצרות-יריבות</text:span></text:p>
      <text:p text:style-name="P7"/>
      <text:p text:style-name="P8"/>
      <text:p text:style-name="P5"/>
      <text:p text:style-name="P4"/>
      <text:p text:style-name="P9">חיבור זה מהווה חלק מהדרישות לקבלת התואר "מוסמך למדעי ההנדסה" (M.Sc.)</text:p>
      <text:p text:style-name="P10"/>
      <text:p text:style-name="P11">מאת: אוהד שטרית</text:p>
      <text:p text:style-name="P11">בהנחיית: ד"ר תמי ריקלין-רביב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">‏</text:span><text:span text:style-name="T2">תשע"</text:span><text:span text:style-name="T3">ח</text:span><text:span text:style-name="T2"><text:tab/><text:tab/><text:tab/><text:tab/>‏</text:span><text:span text:style-name="T3">פבואר</text:span><text:span text:style-name="T2"> </text:span><text:span text:style-name="T4">2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1:00</meta:creation-date>
    <meta:initial-creator>Hershkovich, Tzachi</meta:initial-creator>
    <dc:language>en-US</dc:language>
    <dc:date>2018-02-19T17:14:40.252615832</dc:date>
    <meta:editing-cycles>18</meta:editing-cycles>
    <meta:editing-duration>PT2H6M55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8" meta:word-count="42" meta:character-count="261" meta:non-whitespace-character-count="226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